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epitaph-of-seikilos-slides-page1.png" manifest:media-type="image/png"/>
  <manifest:file-entry manifest:full-path="Pictures/epitaph-of-seikilos-slides-page2.png" manifest:media-type="image/png"/>
  <manifest:file-entry manifest:full-path="Pictures/epitaph-of-seikilos-slides-page3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epitaph-of-seikilos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epitaph-of-seikilos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epitaph-of-seikilos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